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22d8" officeooo:paragraph-rsid="001722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° Onagre : {dossier.identifiant_onagre}</text:p>
      <text:p text:style-name="Standard"/>
      <text:p text:style-name="Standard">Activité principale : {dossier.activité_principale}</text:p>
      <text:p text:style-name="Standard"/>
      <text:p text:style-name="Standard">Bonjour,</text:p>
      <text:p text:style-name="Standard"/>
      <text:p text:style-name="Standard">Vous trouverez ci-joint le DDEP, la liste des espèces impactées et ma saisine du CNPN pour le projet {dossier.nom} porté par {dossier.demandeur} situé à {dossier.localisation}</text:p>
      <text:p text:style-name="Standard"/>
      <text:p text:style-name="Standard">Il concerne les espèces suivantes :</text:p>
      <text:p text:style-name="Standard"/>
      <text:p text:style-name="P1">(rajouter le tableau à la main)</text:p>
      <text:p text:style-name="Standard"/>
      <text:p text:style-name="Standard">Il s’agit d’un projet en Autorisation environnementale : {dossier.régime_autorisation_environnementale}</text:p>
      <text:p text:style-name="Standard"/>
      <text:p text:style-name="Standard">Cordialement,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5:09:13.597187704</meta:creation-date>
    <dc:date>2025-04-15T15:35:21.745529078</dc:date>
    <meta:editing-duration>PT12M57S</meta:editing-duration>
    <meta:editing-cycles>3</meta:editing-cycles>
    <meta:generator>LibreOffice/24.8.6.2$Linux_X86_64 LibreOffice_project/d50be90c1d90f0f90a5235ffcbbafbbfa38a83c2</meta:generator>
    <meta:document-statistic meta:table-count="0" meta:image-count="0" meta:object-count="0" meta:page-count="1" meta:paragraph-count="8" meta:word-count="56" meta:character-count="456" meta:non-whitespace-character-count="408"/>
  </office:meta>
</office:document-meta>
</file>